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4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bcdc6" officeooo:paragraph-rsid="001bcdc6"/>
    </style:style>
    <style:style style:name="P3" style:family="paragraph" style:parent-style-name="Standard">
      <style:paragraph-properties fo:text-align="start" style:justify-single-word="false"/>
      <style:text-properties officeooo:rsid="001bcdc6" officeooo:paragraph-rsid="001bcdc6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bcdc6" officeooo:paragraph-rsid="001bcdc6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bcdc6"/>
    </style:style>
    <style:style style:name="P6" style:family="paragraph" style:parent-style-name="Standard">
      <style:paragraph-properties fo:text-align="start" style:justify-single-word="false"/>
      <style:text-properties officeooo:paragraph-rsid="001bcdc6"/>
    </style:style>
    <style:style style:name="P7" style:family="paragraph" style:parent-style-name="Standard">
      <style:text-properties officeooo:rsid="001e42d0" officeooo:paragraph-rsid="001e42d0"/>
    </style:style>
    <style:style style:name="P8" style:family="paragraph" style:parent-style-name="Standard" style:list-style-name="L3">
      <style:text-properties officeooo:rsid="001fe0fc" officeooo:paragraph-rsid="001fe0fc"/>
    </style:style>
    <style:style style:name="P9" style:family="paragraph" style:parent-style-name="Standard" style:list-style-name="L3">
      <style:text-properties officeooo:paragraph-rsid="001fe0fc"/>
    </style:style>
    <style:style style:name="P10" style:family="paragraph" style:parent-style-name="Standard" style:list-style-name="L3">
      <style:text-properties officeooo:paragraph-rsid="002870d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40ac7" officeooo:paragraph-rsid="00240ac7"/>
    </style:style>
    <style:style style:name="P12" style:family="paragraph" style:parent-style-name="Standard" style:list-style-name="L3">
      <style:text-properties officeooo:rsid="0026b3d3" officeooo:paragraph-rsid="0026b3d3"/>
    </style:style>
    <style:style style:name="P13" style:family="paragraph" style:parent-style-name="Standard" style:list-style-name="L3">
      <style:text-properties officeooo:rsid="0026b3d3" officeooo:paragraph-rsid="002870d9"/>
    </style:style>
    <style:style style:name="P14" style:family="paragraph" style:parent-style-name="Standard">
      <style:text-properties officeooo:rsid="0026b3d3" officeooo:paragraph-rsid="002870d9"/>
    </style:style>
    <style:style style:name="P15" style:family="paragraph" style:parent-style-name="Standard" style:list-style-name="L3">
      <style:text-properties officeooo:rsid="00274d85" officeooo:paragraph-rsid="00274d85"/>
    </style:style>
    <style:style style:name="P16" style:family="paragraph" style:parent-style-name="Standard" style:list-style-name="L3">
      <style:text-properties officeooo:rsid="002870d9" officeooo:paragraph-rsid="002870d9"/>
    </style:style>
    <style:style style:name="P17" style:family="paragraph" style:parent-style-name="Standard" style:list-style-name="L3">
      <style:text-properties officeooo:rsid="002870d9" officeooo:paragraph-rsid="0026b3d3"/>
    </style:style>
    <style:style style:name="P18" style:family="paragraph" style:parent-style-name="Standard">
      <style:paragraph-properties fo:break-before="page"/>
      <style:text-properties officeooo:rsid="001e42d0" officeooo:paragraph-rsid="001e42d0"/>
    </style:style>
    <style:style style:name="P19" style:family="paragraph" style:parent-style-name="Table_20_Contents">
      <style:text-properties fo:font-size="11pt" officeooo:rsid="0026b3d3" officeooo:paragraph-rsid="0026b3d3" style:font-size-asian="11pt" style:font-size-complex="11pt"/>
    </style:style>
    <style:style style:name="P20" style:family="paragraph" style:parent-style-name="Table_20_Contents">
      <style:text-properties fo:font-size="11pt" fo:font-weight="bold" officeooo:rsid="00274d85" officeooo:paragraph-rsid="00274d85" style:font-size-asian="11pt" style:font-weight-asian="bold" style:font-size-complex="11pt" style:font-weight-complex="bold"/>
    </style:style>
    <style:style style:name="T1" style:family="text">
      <style:text-properties officeooo:rsid="001bcdc6"/>
    </style:style>
    <style:style style:name="T2" style:family="text">
      <style:text-properties officeooo:rsid="001fe0fc"/>
    </style:style>
    <style:style style:name="T3" style:family="text">
      <style:text-properties officeooo:rsid="0020735e"/>
    </style:style>
    <style:style style:name="T4" style:family="text">
      <style:text-properties officeooo:rsid="00208ace"/>
    </style:style>
    <style:style style:name="T5" style:family="text">
      <style:text-properties officeooo:rsid="00227681"/>
    </style:style>
    <style:style style:name="T6" style:family="text">
      <style:text-properties officeooo:rsid="0024cdb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74d85"/>
    </style:style>
    <style:style style:name="T9" style:family="text">
      <style:text-properties officeooo:rsid="002870d9"/>
    </style:style>
    <style:style style:name="T10" style:family="text">
      <style:text-properties officeooo:rsid="00297284"/>
    </style:style>
    <style:style style:name="T11" style:family="text">
      <style:text-properties officeooo:rsid="002abe9a"/>
    </style:style>
    <style:style style:name="T12" style:family="text">
      <style:text-properties officeooo:rsid="002b2d3a"/>
    </style:style>
    <style:style style:name="T13" style:family="text">
      <style:text-properties officeooo:rsid="002c0025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chał Sokół</text:p>
      <text:p text:style-name="P3">Pomiary zostały wykonane dla</text:p>
      <text:list xml:id="list1853273772" text:style-name="L2">
        <text:list-item>
          <text:p text:style-name="P5"><text:span text:style-name="T1">dwóch rodzai instancji</text:span></text:p>
          <text:list>
            <text:list-item>
              <text:p text:style-name="P5"><text:span text:style-name="T1">c4.xlarge (z kategorii ‘compute optimized’)</text:span></text:p>
            </text:list-item>
            <text:list-item>
              <text:p text:style-name="P5"><text:span text:style-name="T1">m5.xlarge (z kategorii ‘general purpose’)</text:span></text:p>
            </text:list-item>
          </text:list>
        </text:list-item>
        <text:list-item>
          <text:p text:style-name="P4">dwóch rozmiarów danych</text:p>
          <text:list>
            <text:list-item>
              <text:p text:style-name="P4">65MB</text:p>
            </text:list-item>
            <text:list-item>
              <text:p text:style-name="P11">1200MB</text:p>
            </text:list-item>
          </text:list>
        </text:list-item>
        <text:list-item>
          <text:p text:style-name="P4">trzech ilości node’ów <text:span text:style-name="T4">(każdy z nich posiadał po 4 vCPUs)</text:span></text:p>
          <text:list>
            <text:list-item>
              <text:p text:style-name="P4">3</text:p>
            </text:list-item>
            <text:list-item>
              <text:p text:style-name="P4">5</text:p>
            </text:list-item>
            <text:list-item>
              <text:p text:style-name="P4">7</text:p>
            </text:list-item>
          </text:list>
        </text:list-item>
      </text:list>
      <text:p text:style-name="P3"/>
      <text:p text:style-name="P6"><text:span text:style-name="T1">Pomimo oczekiwanego przyspieszenia dla instancji zoptymalizowanej do obliczeń, oba typy posiadały porównywalne </text:span><text:span text:style-name="T5">czasy wykonania</text:span><text:span text:style-name="T1">.</text:span></text:p>
      <text:p text:style-name="P6"/>
      <text:p text:style-name="P6"/>
      <text:p text:style-name="P6"><draw:frame draw:style-name="fr1" draw:name="Object1" text:anchor-type="char" svg:width="6.298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7"/>
      <text:p text:style-name="P18">Obliczenie metryki COST <text:span text:style-name="T8">(Configuration that Outperforms a Single Thread)</text:span></text:p>
      <text:list xml:id="list2134362244" text:style-name="L3">
        <text:list-item>
          <text:p text:style-name="P9"><text:span text:style-name="T2">Wraz ze wzrostem liczby node’ów wprostproporcjonalnie zmniejszał się czas wykonania programu równoległego.<text:line-break/>Pomiary przyspieszeń dla przypadków posiadających mniejszy rozmiar danych (65MB) zaczęły odstawać od tych dla większej ilości danych (</text:span><text:span text:style-name="T6">1200MB</text:span><text:span text:style-name="T2">). Widać tu, że algorytmy równoległe lepiej sprawdzają się dla problemów o większym rozmiarze danych – lepiej stosuje się na nich zrównoleglenie.</text:span></text:p>
        </text:list-item>
        <text:list-item>
          <text:p text:style-name="P8">Do obliczenia metryki COST przyj<text:span text:style-name="T3">ąłem</text:span> że przyspieszenie <text:span text:style-name="T3">będzie się zwiększało o taki sam współczynnik dla każdego kolejnego dodanego node’a.</text:span></text:p>
        </text:list-item>
        <text:list-item>
          <text:p text:style-name="P12">Sposób dokonania obliczeń</text:p>
          <text:list>
            <text:list-item>
              <text:p text:style-name="P12">Dla każdego zmierzonego czasu wyliczyłem teoretyczny czas wykonania tego samego algorytmu dla jednego node’a, zgodnie ze wzorem:<text:line-break/><text:span text:style-name="T7">theoretical_single_node_time = execution_time * number_of_nodes</text:span></text:p>
            </text:list-item>
            <text:list-item>
              <text:p text:style-name="P12">Następnie wziąłem średnią bazując na rodzaju instancji i rozmiaru danych, <text:span text:style-name="T11">a następnie </text:span>podzieliłem ją przez najlepszy czas sekwencyjny dla danej konfiguracji.</text:p>
              <text:p text:style-name="P12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77885536272">
          <table:table-cell table:style-name="Table1.A1" office:value-type="string">
            <text:p text:style-name="P19">Rodzaj instancji, rozmiar danych</text:p>
          </table:table-cell>
          <table:table-cell table:style-name="Table1.A1" office:value-type="string">
            <text:p text:style-name="P19">Średnia teoretycznego czasu dla 1 node’a</text:p>
          </table:table-cell>
          <table:table-cell table:style-name="Table1.C1" office:value-type="string">
            <text:p text:style-name="P19">Najlepszy czas sekwencyjny</text:p>
          </table:table-cell>
        </table:table-row>
        <table:table-row table:style-name="TableLine94677885536272">
          <table:table-cell table:style-name="Table1.A2" office:value-type="string">
            <text:p text:style-name="P19">c4.xlarge, 65MB</text:p>
          </table:table-cell>
          <table:table-cell table:style-name="Table1.A2" office:value-type="string">
            <text:p text:style-name="P19">667s</text:p>
          </table:table-cell>
          <table:table-cell table:style-name="Table1.C2" office:value-type="string">
            <text:p text:style-name="P19">4.25s</text:p>
          </table:table-cell>
        </table:table-row>
        <table:table-row table:style-name="TableLine94677885536272">
          <table:table-cell table:style-name="Table1.A2" office:value-type="string">
            <text:p text:style-name="P19">c4.xlarge, 1200MB</text:p>
          </table:table-cell>
          <table:table-cell table:style-name="Table1.A2" office:value-type="string">
            <text:p text:style-name="P19">10978s</text:p>
          </table:table-cell>
          <table:table-cell table:style-name="Table1.C2" office:value-type="string">
            <text:p text:style-name="P19">87.63s</text:p>
          </table:table-cell>
        </table:table-row>
        <table:table-row table:style-name="TableLine94677885536272">
          <table:table-cell table:style-name="Table1.A2" office:value-type="string">
            <text:p text:style-name="P19">m5.xlarge, 65MB</text:p>
          </table:table-cell>
          <table:table-cell table:style-name="Table1.A2" office:value-type="string">
            <text:p text:style-name="P19">633s</text:p>
          </table:table-cell>
          <table:table-cell table:style-name="Table1.C2" office:value-type="string">
            <text:p text:style-name="P19">4.42s</text:p>
          </table:table-cell>
        </table:table-row>
        <table:table-row table:style-name="TableLine94677885536272">
          <table:table-cell table:style-name="Table1.A2" office:value-type="string">
            <text:p text:style-name="P19">m5.xlarge, 1200MB</text:p>
          </table:table-cell>
          <table:table-cell table:style-name="Table1.A2" office:value-type="string">
            <text:p text:style-name="P19">10859s</text:p>
          </table:table-cell>
          <table:table-cell table:style-name="Table1.C2" office:value-type="string">
            <text:p text:style-name="P19">83.87s</text:p>
          </table:table-cell>
        </table:table-row>
      </table:table>
      <text:list xml:id="list3811481573044" text:continue-numbering="true" text:style-name="L3">
        <text:list-item>
          <text:list>
            <text:list-header>
              <text:p text:style-name="P12"/>
            </text:list-header>
          </text:list>
        </text:list-item>
        <text:list-item>
          <text:p text:style-name="P13">Wyniki - <text:span text:style-name="T10">s</text:span><text:span text:style-name="T9">ą one równoznaczne z oszacowanie</text:span><text:span text:style-name="T12">m</text:span><text:span text:style-name="T9"> metryki COST dla każdej konfiguracji</text:span></text:p>
          <text:list>
            <text:list-item>
              <text:p text:style-name="P16">Dla problemu o małej ilości danych <text:span text:style-name="T13">(65MB)</text:span> metryka COST wyniosła około<text:line-break/>160 node’ów (640 vCPUs)</text:p>
            </text:list-item>
            <text:list-item>
              <text:p text:style-name="P10"><text:span text:style-name="T9">Dla problemu o dużej ilości danych </text:span><text:span text:style-name="T13">(1200MB)</text:span><text:span text:style-name="T9"> metryka COST wyniosła około<text:line-break/>130 node’ów (520 vCPUs)</text:span></text:p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row table:style-name="TableLine94677842827264">
          <table:table-cell table:style-name="Table2.A1" office:value-type="string">
            <text:p text:style-name="P19">Rodzaj instancji,rozmiar danych</text:p>
          </table:table-cell>
          <table:table-cell table:style-name="Table2.B1" office:value-type="string">
            <text:p text:style-name="P19">[Średnia teoretycznego czasu dla 1 node’a]/[Najlepszy czas sekwencyjny]</text:p>
          </table:table-cell>
        </table:table-row>
        <table:table-row table:style-name="TableLine94677842827264">
          <table:table-cell table:style-name="Table2.A2" office:value-type="string">
            <text:p text:style-name="P19">c4.xlarge, 65MB</text:p>
          </table:table-cell>
          <table:table-cell table:style-name="Table2.B2" office:value-type="string">
            <text:p text:style-name="P20">157</text:p>
          </table:table-cell>
        </table:table-row>
        <table:table-row table:style-name="TableLine94677842827264">
          <table:table-cell table:style-name="Table2.A2" office:value-type="string">
            <text:p text:style-name="P19">c4.xlarge, 1200MB</text:p>
          </table:table-cell>
          <table:table-cell table:style-name="Table2.B2" office:value-type="string">
            <text:p text:style-name="P20">125</text:p>
          </table:table-cell>
        </table:table-row>
        <table:table-row table:style-name="TableLine94677842827264">
          <table:table-cell table:style-name="Table2.A2" office:value-type="string">
            <text:p text:style-name="P19">m5.xlarge, 65MB</text:p>
          </table:table-cell>
          <table:table-cell table:style-name="Table2.B2" office:value-type="string">
            <text:p text:style-name="P20">143</text:p>
          </table:table-cell>
        </table:table-row>
        <table:table-row table:style-name="TableLine94677842827264">
          <table:table-cell table:style-name="Table2.A2" office:value-type="string">
            <text:p text:style-name="P19">m5.xlarge, 1200MB</text:p>
          </table:table-cell>
          <table:table-cell table:style-name="Table2.B2" office:value-type="string">
            <text:p text:style-name="P20">129</text:p>
          </table:table-cell>
        </table:table-row>
      </table:table>
      <text:list xml:id="list3810787131590" text:continue-numbering="true" text:style-name="L3">
        <text:list-header>
          <text:p text:style-name="P17"/>
        </text:list-header>
        <text:list-item>
          <text:p text:style-name="P15">Dokładniejsze obliczenia znajdują się w dołączonym arkuszu ‘aws_logs_int_graphs.ods’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31:24.385136402</meta:creation-date>
    <meta:generator>LibreOffice/6.4.7.2$Linux_X86_64 LibreOffice_project/40$Build-2</meta:generator>
    <dc:date>2021-05-06T00:37:57.153252182</dc:date>
    <meta:editing-duration>PT31M46S</meta:editing-duration>
    <meta:editing-cycles>14</meta:editing-cycles>
    <meta:document-statistic meta:table-count="2" meta:image-count="0" meta:object-count="1" meta:page-count="2" meta:paragraph-count="49" meta:word-count="297" meta:character-count="2123" meta:non-whitespace-character-count="18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4cm" xlink:href="." xlink:type="simple" chart:class="chart:scatter" chart:style-name="ch1">
        <chart:title svg:x="5.123cm" svg:y="0.316cm" chart:style-name="ch2">
          <text:p>Speedup to number of cores</text:p>
        </chart:title>
        <chart:legend chart:legend-position="end" svg:x="11.742cm" svg:y="3.456cm" style:legend-expansion="high" chart:style-name="ch3"/>
        <chart:plot-area chart:style-name="ch4" chart:data-source-has-labels="both" svg:x="1.33cm" svg:y="1.275cm" svg:width="10.093cm" svg:height="6.568cm">
          <chartooo:coordinate-region svg:x="2.242cm" svg:y="1.474cm" svg:width="9.087cm" svg:height="5.722cm"/>
          <chart:axis chart:dimension="x" chart:name="primary-x" chart:style-name="ch5" chartooo:axis-type="auto">
            <chart:title svg:x="3.21cm" svg:y="8.023cm" chart:style-name="ch6">
              <text:p>number of nodes (each node has 4 vCPUs)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251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0" chart:values-cell-range-address="local-table.$D$2:.$D$7" chart:label-cell-address="local-table.$D$1" chart:class="chart:scatter">
            <chart:data-point chart:repeated="6"/>
          </chart:series>
          <chart:series chart:style-name="ch11" chart:values-cell-range-address="local-table.$E$2:.$E$7" chart:label-cell-address="local-table.$E$1" chart:class="chart:scatter">
            <chart:data-point chart:repeated="6"/>
          </chart:series>
          <chart:series chart:style-name="ch12" chart:values-cell-range-address="local-table.$F$2:.$F$7" chart:label-cell-address="local-table.$F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4.xlarge_65mb</text:p>
              </table:table-cell>
              <table:table-cell office:value-type="string">
                <text:p>c4.xlarge_1200mb</text:p>
              </table:table-cell>
              <table:table-cell office:value-type="string">
                <text:p>m5.xlarge_65mb</text:p>
              </table:table-cell>
              <table:table-cell office:value-type="string">
                <text:p>m5.xlarge_1200m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07376415480468">
                <text:p>0.0207376415480468</text:p>
              </table:table-cell>
              <table:table-cell office:value-type="float" office:value="0.0261542271139839">
                <text:p>0.0261542271139839</text:p>
              </table:table-cell>
              <table:table-cell office:value-type="float" office:value="0.0228781174577635">
                <text:p>0.0228781174577635</text:p>
              </table:table-cell>
              <table:table-cell office:value-type="float" office:value="0.0257034980294087">
                <text:p>0.02570349802940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13537440059019">
                <text:p>0.0313537440059019</text:p>
              </table:table-cell>
              <table:table-cell office:value-type="float" office:value="0.0383410485049485">
                <text:p>0.0383410485049485</text:p>
              </table:table-cell>
              <table:table-cell office:value-type="float" office:value="0.0350932909884875">
                <text:p>0.0350932909884875</text:p>
              </table:table-cell>
              <table:table-cell office:value-type="float" office:value="0.0328904540427768">
                <text:p>0.03289045404277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48927854653005">
                <text:p>0.0448927854653005</text:p>
              </table:table-cell>
              <table:table-cell office:value-type="float" office:value="0.0559396365168432">
                <text:p>0.0559396365168432</text:p>
              </table:table-cell>
              <table:table-cell office:value-type="float" office:value="0.0458982346832814">
                <text:p>0.0458982346832814</text:p>
              </table:table-cell>
              <table:table-cell office:value-type="float" office:value="0.058485934645263">
                <text:p>0.05848593464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